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6cm" svg:stroke-color="#000000" draw:marker-start-width="0.305cm" draw:marker-end-width="0.305cm" draw:fill="solid" draw:fill-color="#ffffff" draw:textarea-horizontal-align="justify" draw:textarea-vertical-align="middle" draw:auto-grow-height="false" fo:min-height="1.325cm" fo:min-width="3.869cm" fo:padding-top="0.163cm" fo:padding-bottom="0.163cm" fo:padding-left="0.288cm" fo:padding-right="0.288cm"/>
      <style:paragraph-properties style:writing-mode="lr-tb"/>
    </style:style>
    <style:style style:name="gr2" style:family="graphic" style:parent-style-name="standard">
      <style:graphic-properties svg:stroke-width="0.076cm" svg:stroke-color="#000000" draw:marker-start-width="0.305cm" draw:marker-end-width="0.305cm" draw:fill="solid" draw:fill-color="#000000" draw:textarea-horizontal-align="justify" draw:textarea-vertical-align="middle" draw:auto-grow-height="false" fo:min-height="0.394cm" fo:min-width="0.144cm" fo:padding-top="0.163cm" fo:padding-bottom="0.163cm" fo:padding-left="0.288cm" fo:padding-right="0.288cm"/>
    </style:style>
    <style:style style:name="gr3" style:family="graphic" style:parent-style-name="standard">
      <style:graphic-properties svg:stroke-width="0.076cm" svg:stroke-color="#000000" draw:marker-start-width="0.305cm" draw:marker-end-width="0.305cm" draw:fill="solid" draw:fill-color="#ffffff" draw:textarea-horizontal-align="justify" draw:textarea-vertical-align="middle" draw:auto-grow-height="false" fo:min-height="0.976cm" fo:min-width="0.709cm" fo:padding-top="0.163cm" fo:padding-bottom="0.163cm" fo:padding-left="0.288cm" fo:padding-right="0.288cm"/>
    </style:style>
    <style:style style:name="gr4" style:family="graphic" style:parent-style-name="objectwithoutfill">
      <style:graphic-properties svg:stroke-width="0.076cm" svg:stroke-color="#000000" draw:marker-start-width="0.305cm" draw:marker-end="Arrow" draw:marker-end-width="0.228cm" draw:fill="solid" draw:textarea-vertical-align="middle" fo:padding-top="0.163cm" fo:padding-bottom="0.163cm" fo:padding-left="0.288cm" fo:padding-right="0.288cm"/>
    </style:style>
    <style:style style:name="gr5" style:family="graphic" style:parent-style-name="standard">
      <style:graphic-properties svg:stroke-width="0.076cm" svg:stroke-color="#000000" draw:marker-start-width="0.305cm" draw:marker-end-width="0.305cm" draw:fill="solid" draw:fill-color="#ffffff" draw:textarea-horizontal-align="justify" draw:textarea-vertical-align="middle" draw:auto-grow-height="false" fo:min-height="0.303cm" fo:min-width="0.053cm" fo:padding-top="0.163cm" fo:padding-bottom="0.163cm" fo:padding-left="0.288cm" fo:padding-right="0.288cm"/>
    </style:style>
    <style:style style:name="gr6" style:family="graphic" style:parent-style-name="objectwithoutfill">
      <style:graphic-properties svg:stroke-width="0.076cm" svg:stroke-color="#000000" draw:marker-start-width="0.305cm" draw:marker-end="Arrow" draw:marker-end-width="0.228cm" draw:fill="solid" draw:fill-color="#ffffff" draw:textarea-vertical-align="middle" fo:padding-top="0.163cm" fo:padding-bottom="0.163cm" fo:padding-left="0.288cm" fo:padding-right="0.288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fffff"/>
      <style:paragraph-properties fo:text-align="center" style:writing-mode="lr-tb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445cm" svg:height="1.651cm" svg:x="9.616cm" svg:y="6.316cm">
          <text:p text:style-name="P1">Companion</text:p>
          <text:p text:style-name="P1">A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" draw:id="id1" draw:layer="layout" svg:width="1.016cm" svg:height="1.016cm" svg:x="11.287cm" svg:y="4.3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9" draw:id="id9" draw:layer="layout" svg:width="1.817cm" svg:height="1.84cm" svg:x="11.161cm" svg:y="14.6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016cm" svg:height="1.016cm" svg:x="11.561cm" svg:y="15.0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4.445cm" svg:height="1.651cm" svg:x="4.416cm" svg:y="6.316cm">
          <text:p text:style-name="P1">NPC A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4.445cm" svg:height="1.651cm" svg:x="14.816cm" svg:y="6.316cm">
          <text:p text:style-name="P1">Enemy A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" draw:id="id7" draw:layer="layout" svg:width="4.445cm" svg:height="1.651cm" svg:x="7.116cm" svg:y="11.816cm">
          <text:p text:style-name="P1">Move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" draw:id="id8" draw:layer="layout" svg:width="4.445cm" svg:height="1.651cm" svg:x="12.416cm" svg:y="11.916cm">
          <text:p text:style-name="P1">Comba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1.795cm" svg:y1="5.318cm" svg:x2="11.838cm" svg:y2="6.316cm" draw:start-shape="id1" draw:start-glue-point="8" draw:end-shape="id2" draw:end-glue-point="0" svg:d="M11795 5318l43 998" svg:viewBox="0 0 44 999">
          <text:p/>
        </draw:connector>
        <draw:connector draw:style-name="gr4" draw:text-style-name="P5" draw:layer="layout" svg:x1="11.435cm" svg:y1="5.17cm" svg:x2="6.638cm" svg:y2="6.316cm" draw:start-shape="id1" draw:start-glue-point="7" draw:end-shape="id3" draw:end-glue-point="0" svg:d="M11435 5170h-4797v1146" svg:viewBox="0 0 4798 1147">
          <text:p/>
        </draw:connector>
        <draw:connector draw:style-name="gr4" draw:text-style-name="P5" draw:layer="layout" svg:x1="12.155cm" svg:y1="5.17cm" svg:x2="17.038cm" svg:y2="6.316cm" draw:start-shape="id1" draw:start-glue-point="9" draw:end-shape="id4" draw:end-glue-point="0" svg:d="M12155 5170h4883v1146" svg:viewBox="0 0 4884 1147">
          <text:p/>
        </draw:connector>
        <draw:custom-shape draw:style-name="gr5" draw:text-style-name="P4" xml:id="id5" draw:id="id5" draw:layer="layout" svg:width="0.889cm" svg:height="0.889cm" svg:x="8.839cm" svg:y="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6" draw:id="id6" draw:layer="layout" svg:width="0.889cm" svg:height="0.889cm" svg:x="14.139cm" svg:y="10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svg:x1="6.638cm" svg:y1="7.967cm" svg:x2="8.839cm" svg:y2="9.545cm" draw:start-shape="id3" draw:start-glue-point="2" draw:end-shape="id5" draw:end-glue-point="6" svg:d="M6638 7967v1578h2201" svg:viewBox="0 0 2202 1579">
          <text:p/>
        </draw:connector>
        <draw:connector draw:style-name="gr6" draw:text-style-name="P4" draw:layer="layout" draw:line-skew="0.087cm" svg:x1="11.838cm" svg:y1="7.967cm" svg:x2="9.283cm" svg:y2="9.101cm" draw:start-shape="id2" draw:start-glue-point="2" draw:end-shape="id5" draw:end-glue-point="4" svg:d="M11838 7967v653h-2555v481" svg:viewBox="0 0 2556 1135">
          <text:p/>
        </draw:connector>
        <draw:connector draw:style-name="gr6" draw:text-style-name="P4" draw:layer="layout" svg:x1="17.038cm" svg:y1="7.967cm" svg:x2="9.728cm" svg:y2="9.545cm" draw:start-shape="id4" draw:start-glue-point="2" draw:end-shape="id5" draw:end-glue-point="10" svg:d="M17038 7967v1578h-7310" svg:viewBox="0 0 7311 1579">
          <text:p/>
        </draw:connector>
        <draw:connector draw:style-name="gr6" draw:text-style-name="P4" draw:layer="layout" draw:line-skew="-0.414cm" svg:x1="11.838cm" svg:y1="7.967cm" svg:x2="14.583cm" svg:y2="10.102cm" draw:start-shape="id2" draw:start-glue-point="2" draw:end-shape="id6" draw:end-glue-point="4" svg:d="M11838 7967v653h2745v1482" svg:viewBox="0 0 2746 2136">
          <text:p/>
        </draw:connector>
        <draw:connector draw:style-name="gr6" draw:text-style-name="P4" draw:layer="layout" svg:x1="17.038cm" svg:y1="7.967cm" svg:x2="15.028cm" svg:y2="10.546cm" draw:start-shape="id4" draw:start-glue-point="2" draw:end-shape="id6" draw:end-glue-point="10" svg:d="M17038 7967v2579h-2010" svg:viewBox="0 0 2011 2580">
          <text:p/>
        </draw:connector>
        <draw:connector draw:style-name="gr6" draw:text-style-name="P4" draw:layer="layout" draw:type="line" svg:x1="9.283cm" svg:y1="9.99cm" svg:x2="9.338cm" svg:y2="11.816cm" draw:start-shape="id5" draw:start-glue-point="8" draw:end-shape="id7" draw:end-glue-point="0" svg:d="M9283 9990l55 1826" svg:viewBox="0 0 56 1827">
          <text:p/>
        </draw:connector>
        <draw:connector draw:style-name="gr6" draw:text-style-name="P4" draw:layer="layout" draw:type="line" svg:x1="14.583cm" svg:y1="10.991cm" svg:x2="14.638cm" svg:y2="11.916cm" draw:start-shape="id6" draw:start-glue-point="8" draw:end-shape="id8" draw:end-glue-point="0" svg:d="M14583 10991l55 925" svg:viewBox="0 0 56 926">
          <text:p/>
        </draw:connector>
        <draw:connector draw:style-name="gr6" draw:text-style-name="P4" draw:layer="layout" svg:x1="14.638cm" svg:y1="13.567cm" svg:x2="12.712cm" svg:y2="14.91cm" draw:start-shape="id8" draw:start-glue-point="2" draw:end-shape="id9" draw:end-glue-point="11" svg:d="M14638 13567v1343h-1926" svg:viewBox="0 0 1927 1344">
          <text:p/>
        </draw:connector>
        <draw:connector draw:style-name="gr6" draw:text-style-name="P4" draw:layer="layout" svg:x1="9.338cm" svg:y1="13.467cm" svg:x2="11.427cm" svg:y2="14.91cm" draw:start-shape="id7" draw:start-glue-point="2" draw:end-shape="id9" draw:end-glue-point="5" svg:d="M9338 13467v1443h2089" svg:viewBox="0 0 2090 144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6.08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4T00:53:59.965012344</meta:creation-date>
    <dc:date>2022-03-04T19:46:51.684478942</dc:date>
    <meta:editing-duration>PT17M9S</meta:editing-duration>
    <meta:editing-cycles>3</meta:editing-cycles>
    <meta:generator>LibreOffice/6.4.7.2$Linux_X86_64 LibreOffice_project/40$Build-2</meta:generator>
    <meta:document-statistic meta:object-count="22"/>
  </office:meta>
</office:document-meta>
</file>